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2cm"/>
    </style:style>
    <style:style style:name="gr3" style:family="graphic" style:parent-style-name="standard">
      <style:graphic-properties draw:fill-color="#ff5e62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ff5e62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1cm" fo:min-width="0.69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1.4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5cm" fo:min-width="0.691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3.5cm"/>
    </style:style>
    <style:style style:name="gr13" style:family="graphic" style:parent-style-name="standard">
      <style:graphic-properties draw:stroke="none" svg:stroke-color="#000000" draw:fill="none" draw:fill-color="#ffffff" fo:min-height="2.75cm"/>
    </style:style>
    <style:style style:name="gr14" style:family="graphic" style:parent-style-name="standard">
      <style:graphic-properties draw:stroke="none" svg:stroke-color="#000000" draw:fill="none" draw:fill-color="#ffffff" fo:min-height="1.0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paragraph-properties fo:text-align="star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5cm" svg:height="3.5cm" svg:x="5.5cm" svg:y="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id="id1" draw:layer="layout" svg:width="7.4cm" svg:height="3.011cm" svg:x="5.6cm" svg:y="19cm">
          <draw:text-box>
            <text:p/>
            <text:p><text:s text:c="3"/>Vis on Gepäck</text:p>
            <text:p/>
            <text:p><text:span text:style-name="T1"><text:s text:c="4"/></text:span><text:span text:style-name="T1">Gepaeck.Gewicht &gt; 20</text:span></text:p>
          </draw:text-box>
        </draw:frame>
        <draw:custom-shape draw:style-name="gr3" draw:text-style-name="P2" draw:layer="layout" svg:width="8.5cm" svg:height="6cm" svg:x="24.5cm" svg:y="14.416cm">
          <text:p text:style-name="P1"><text:span text:style-name="T1">CI on GepaeckID</text:span></text:p>
          <text:p text:style-name="P1"><text:span text:style-name="T1"/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3" draw:layer="layout" svg:width="8.097cm" svg:height="0.839cm" svg:x="24.698cm" svg:y="19.616cm">
          <draw:text-box>
            <text:p><text:span text:style-name="T2">Pilot.Geburtsdatum&lt;1956-08-01</text:span></text:p>
          </draw:text-box>
        </draw:frame>
        <draw:custom-shape draw:style-name="gr5" draw:text-style-name="P1" draw:layer="layout" svg:width="1.5cm" svg:height="2.5cm" svg:x="24.5cm" svg:y="20.4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.5cm" svg:x="27.4cm" svg:y="20.4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5cm" svg:height="1cm" svg:x="24.5cm" svg:y="22.91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446cm" svg:height="1.541cm" draw:transform="rotate (1.58126830230656) translate (24.812cm 24cm)">
          <draw:text-box>
            <text:p><text:span text:style-name="T3">P07</text:span></text:p>
          </draw:text-box>
        </draw:frame>
        <draw:frame draw:style-name="gr7" draw:text-style-name="P4" draw:layer="layout" svg:width="2.526cm" svg:height="1.547cm" draw:transform="rotate (1.56660753658981) translate (24.442cm 22.942cm)">
          <draw:text-box>
            <text:p><text:span text:style-name="T3">G01, G02,</text:span><text:span text:style-name="T3"><text:line-break/></text:span><text:span text:style-name="T3"><text:line-break/></text:span><text:span text:style-name="T3">G08....,G22</text:span></text:p>
          </draw:text-box>
        </draw:frame>
        <draw:custom-shape draw:style-name="gr5" draw:text-style-name="P1" draw:layer="layout" svg:width="1cm" svg:height="1cm" svg:x="27.4cm" svg:y="21.9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4" draw:layer="layout" svg:width="1.192cm" svg:height="1.495cm" draw:transform="rotate (1.58126830230656) translate (27.557cm 23.016cm)">
          <draw:text-box>
            <text:p><text:span text:style-name="T3">P08</text:span></text:p>
          </draw:text-box>
        </draw:frame>
        <draw:frame draw:style-name="gr7" draw:text-style-name="P4" draw:layer="layout" svg:width="1.239cm" svg:height="1.495cm" draw:transform="rotate (1.56660753658981) translate (27.5cm 21.942cm)">
          <draw:text-box>
            <text:p><text:span text:style-name="T3">G24</text:span></text:p>
          </draw:text-box>
        </draw:frame>
        <draw:custom-shape draw:style-name="gr5" draw:text-style-name="P1" draw:layer="layout" svg:width="1.5cm" svg:height="2.5cm" svg:x="31.5cm" svg:y="20.4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cm" svg:height="1cm" svg:x="31.5cm" svg:y="22.91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305cm" svg:height="1.115cm" draw:transform="rotate (1.56660753658981) translate (31.594cm 23.012cm)">
          <draw:text-box>
            <text:p><text:span text:style-name="T3">G03, G09,</text:span><text:span text:style-name="T3"><text:line-break/></text:span><text:span text:style-name="T3">G14</text:span></text:p>
          </draw:text-box>
        </draw:frame>
        <draw:frame draw:style-name="gr9" draw:text-style-name="P4" draw:layer="layout" svg:width="1.446cm" svg:height="0.995cm" draw:transform="rotate (1.58126830230656) translate (31.915cm 23.978cm)">
          <draw:text-box>
            <text:p><text:span text:style-name="T3">P02</text:span></text:p>
          </draw:text-box>
        </draw:frame>
        <draw:frame draw:style-name="gr7" draw:text-style-name="P4" draw:layer="layout" svg:width="2.526cm" svg:height="1.547cm" draw:transform="rotate (1.56660753658981) translate (24.442cm 22.942cm)">
          <draw:text-box>
            <text:p><text:span text:style-name="T3">G01, G02,</text:span><text:span text:style-name="T3"><text:line-break/></text:span><text:span text:style-name="T3"><text:line-break/></text:span><text:span text:style-name="T3">G08....,G22</text:span></text:p>
          </draw:text-box>
        </draw:frame>
        <draw:custom-shape draw:style-name="gr10" draw:text-style-name="P1" draw:id="id4" draw:layer="layout" svg:width="5.5cm" svg:height="2.4cm" svg:x="14.5cm" svg:y="8.5cm">
          <text:p/>
          <draw:enhanced-geometry svg:viewBox="0 0 21600 21600" draw:mirror-horizontal="true" draw:mirror-vertical="true" draw:glue-points="?f6 10800 10800 21600 ?f5 10800 10800 0" draw:text-areas="?f3 ?f3 ?f4 ?f4" draw:type="trapezoid" draw:modifiers="6815.596880623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0" draw:text-style-name="P1" draw:id="id2" draw:layer="layout" svg:width="1.571cm" svg:height="0.6cm" svg:x="14.5cm" svg:y="10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id="id3" draw:layer="layout" svg:width="1.571cm" svg:height="0.6cm" svg:x="18.429cm" svg:y="10.9cm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lines" svg:x1="9.3cm" svg:y1="19cm" svg:x2="15.285cm" svg:y2="11.5cm" draw:start-shape="id1" draw:start-glue-point="0" draw:end-shape="id2" draw:end-glue-point="2" svg:d="m9300 19000v-501l5985-6498v-501">
          <svg:desc>G06, G12, G13, G16, G18, G19, G20, G22, G23</svg:desc>
          <text:p/>
        </draw:connector>
        <draw:connector draw:style-name="gr11" draw:text-style-name="P1" draw:layer="layout" draw:type="lines" svg:x1="28.75cm" svg:y1="14.416cm" svg:x2="19.214cm" svg:y2="11.5cm" draw:end-shape="id3" draw:end-glue-point="2" svg:d="m28750 14416v0l-9536-2415v-501">
          <text:p/>
        </draw:connector>
        <draw:frame draw:style-name="gr4" draw:layer="layout" svg:width="3.673cm" svg:height="1.673cm" svg:x="15.6cm" svg:y="9.1cm">
          <draw:text-box>
            <text:p>Merge on<text:line-break/>GepaeckID</text:p>
          </draw:text-box>
        </draw:frame>
        <draw:frame draw:style-name="gr12" draw:layer="layout" svg:width="5cm" svg:height="5.228cm" svg:x="7.4cm" svg:y="11.894cm">
          <draw:text-box>
            <text:p text:style-name="P5">{</text:p>
            <text:p text:style-name="P5"><text:tab/>G06, G12, <text:tab/>G13, G16, <text:tab/>G18, G19, <text:tab/>G20, G22, <text:line-break/><text:tab/>G23</text:p>
            <text:p text:style-name="P5">}</text:p>
          </draw:text-box>
        </draw:frame>
        <draw:frame draw:style-name="gr13" draw:layer="layout" svg:width="12.3cm" svg:height="3.095cm" svg:x="22.1cm" svg:y="10.4cm">
          <draw:text-box>
            <text:p><text:s/>{ </text:p>
            <text:p><text:tab/>{}, {G07, G18, G19, G20,G25}, {},{} </text:p>
            <text:p><text:s/>}</text:p>
            <text:p/>
          </draw:text-box>
        </draw:frame>
        <draw:frame draw:style-name="gr14" draw:id="id5" draw:layer="layout" svg:width="7cm" svg:height="1.3cm" svg:x="13.7cm" svg:y="3.9cm">
          <draw:text-box>
            <text:p text:style-name="P1">{G18, G19,G20}</text:p>
          </draw:text-box>
        </draw:frame>
        <draw:connector draw:style-name="gr11" draw:text-style-name="P1" draw:layer="layout" svg:x1="17.251cm" svg:y1="8.5cm" svg:x2="17.2cm" svg:y2="5.2cm" draw:start-shape="id4" draw:start-glue-point="5" draw:end-shape="id5" svg:d="m17251 8500v-1650h-51v-16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3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llisto </meta:initial-creator>
    <meta:creation-date>2011-09-10T23:17:59</meta:creation-date>
    <dc:date>2011-09-11T14:45:48</dc:date>
    <dc:creator>Callisto </dc:creator>
    <meta:editing-duration>PT00H55M19S</meta:editing-duration>
    <meta:editing-cycles>4</meta:editing-cycles>
    <meta:generator>OpenOffice.org/3.2$Unix OpenOffice.org_project/320m19$Build-9505</meta:generator>
    <meta:document-statistic meta:object-count="27"/>
  </office:meta>
</office:document-meta>
</file>